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11f337" officeooo:paragraph-rsid="0011f337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gr1" style:family="graphic" style:parent-style-name="Frame">
      <style:graphic-properties draw:textarea-horizontal-align="justify" draw:textarea-vertical-align="middle" draw:auto-grow-height="false" fo:min-height="1.912cm" fo:min-width="5.7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3.457cm" fo:min-width="5.7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3.15cm" fo:min-width="5.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621cm" fo:min-width="8.7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228cm" fo:min-width="5.9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6" draw:text-style-name="P3" svg:width="8.467cm" svg:height="3.149cm" svg:x="4.082cm" svg:y="-1.681cm"><text:p text:style-name="P3"><text:span text:style-name="T1">Iníc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linha vertical 1" draw:style-name="gr3" draw:text-style-name="P2" svg:x1="8.262cm" svg:y1="1.468cm" svg:x2="8.262cm" svg:y2="3.32cm"><text:p/></draw:line><draw:custom-shape text:anchor-type="paragraph" draw:z-index="2" draw:name="Forma 2" draw:style-name="gr5" svg:width="8.758cm" svg:height="4.102cm" svg:x="4.002cm" svg:y="3.134cm"><text:p><text:s text:c="11"/><text:span text:style-name="T1">Idade, peso</text:span></text:p>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" draw:name="linha vertical 2" draw:style-name="gr3" draw:text-style-name="P2" svg:x1="7.892cm" svg:y1="7.235cm" svg:x2="7.892cm" svg:y2="8.611cm"><text:p/></draw:line><draw:custom-shape text:anchor-type="paragraph" draw:z-index="4" draw:name="Forma 3" draw:style-name="gr4" svg:width="11.298cm" svg:height="6.298cm" svg:x="2.124cm" svg:y="7.685cm"><text:p>Peso &gt;= 50 &amp;&amp; idade &gt;= 16 &amp;&amp; idade &lt;= 69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" draw:name="Linha 1" draw:style-name="gr3" draw:text-style-name="P2" svg:x1="2.283cm" svg:y1="10.86cm" svg:x2="1.039cm" svg:y2="17.713cm"><text:p/></draw:line><draw:line text:anchor-type="paragraph" draw:z-index="6" draw:name="Linha 2" draw:style-name="gr3" draw:text-style-name="P2" svg:x1="13.421cm" svg:y1="10.834cm" svg:x2="15.194cm" svg:y2="16.999cm"><text:p/></draw:line><draw:custom-shape text:anchor-type="paragraph" draw:z-index="7" draw:name="Forma 4" draw:style-name="gr2" svg:width="5.716cm" svg:height="3.917cm" svg:x="-1.025cm" svg:y="17.634cm"><text:p text:style-name="P1">Você pode doar sangue</text:p>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8" draw:name="Forma 6" draw:style-name="gr1" svg:width="5.716cm" svg:height="3.599cm" svg:x="12.734cm" svg:y="16.866cm"><text:p text:style-name="P1">Você não pode doar sangue</text:p>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7T14:17:46.302000000</meta:creation-date>
    <dc:date>2023-06-07T14:32:43.410000000</dc:date>
    <meta:editing-duration>PT4M40S</meta:editing-duration>
    <meta:editing-cycles>1</meta:editing-cycles>
    <meta:document-statistic meta:table-count="0" meta:image-count="0" meta:object-count="0" meta:page-count="1" meta:paragraph-count="2" meta:word-count="9" meta:character-count="46" meta:non-whitespace-character-count="39"/>
    <meta:generator>LibreOffice/7.3.3.2$Windows_X86_64 LibreOffice_project/d1d0ea68f081ee2800a922cac8f79445e4603348</meta:generator>
  </office:meta>
</office:document-meta>
</file>